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alibri Light1" svg:font-family="'Calibri Light'"/>
    <style:font-face style:name="Lato1" svg:font-family="Lato"/>
    <style:font-face style:name="Lato3" svg:font-family="Lato" style:font-family-generic="swiss"/>
    <style:font-face style:name="Lato Black" svg:font-family="'Lato Black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Lato" svg:font-family="Lato" style:font-pitch="variable"/>
    <style:font-face style:name="Liberation Sans1" svg:font-family="'Liberation Sans'" style:font-pitch="variable"/>
    <style:font-face style:name="Lucida Sans2" svg:font-family="'Lucida Sans'" style:font-pitch="variable"/>
    <style:font-face style:name="Lucida Sans Unicode1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ato2" svg:font-family="Lato" style:font-family-generic="swiss" style:font-pitch="variable"/>
    <style:font-face style:name="Lato Black1" svg:font-family="'Lato Black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.018cm" draw:stroke-linejoin="miter" draw:fill="solid" draw:fill-color="#f2f2f2" draw:textarea-vertical-align="middle" draw:auto-grow-heigh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dash" draw:stroke-dash="Dashed_20__28_var_29__20_1" svg:stroke-width="0.079cm" svg:stroke-color="#d9d9d9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cc33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cc33" draw:stroke-linejoin="miter" draw:fill="solid" draw:fill-color="#99ff99" draw:textarea-vertical-align="middle" draw:auto-grow-height="false" fo:min-height="0.174cm" fo:min-width="1.87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1" svg:stroke-width="0.079cm" svg:stroke-color="#d9d9d9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1" svg:stroke-width="0.079cm" svg:stroke-color="#cccccc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cc33" draw:stroke-linejoin="miter" draw:fill="solid" draw:fill-color="#99ff99" draw:textarea-vertical-align="middle" draw:auto-grow-height="false" fo:min-height="0.174cm" fo:min-width="1.67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00cc33" draw:stroke-linejoin="miter" draw:fill="solid" draw:fill-color="#99ff99" draw:textarea-vertical-align="middle" draw:auto-grow-height="false" fo:min-height="0.174cm" fo:min-width="1.47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00cc33" draw:stroke-linejoin="miter" draw:fill="solid" draw:fill-color="#99ff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00cc33" draw:stroke-linejoin="miter" draw:fill="solid" draw:fill-color="#99ff99" draw:textarea-vertical-align="middle" draw:auto-grow-height="false" fo:min-height="0.174cm" fo:min-width="1.074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draw:fill-color="#ffffff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style:line-height-at-least="2.117cm" fo:text-align="center" fo:text-indent="0cm" style:punctuation-wrap="hanging" style:writing-mode="lr-tb"/>
      <style:text-properties fo:font-size="26pt" style:font-size-asian="26pt" style:font-size-complex="26pt" fo:hyphenate="false"/>
    </style:style>
    <style:style style:name="P2" style:family="paragraph">
      <loext:graphic-properties draw:fill="none"/>
      <style:paragraph-properties style:font-independent-line-spacing="true"/>
      <style:text-properties fo:color="#000000"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f2f2f2"/>
      <style:paragraph-properties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 fo:font-style="normal" style:font-size-asian="14pt" style:font-style-asian="normal" style:font-size-complex="14pt" style:font-style-complex="normal"/>
    </style:style>
    <style:style style:name="P12" style:family="paragraph">
      <loext:graphic-properties draw:fill="solid" draw:fill-color="#99ff99"/>
      <style:paragraph-properties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font-style="normal" fo:font-weight="normal" style:font-style-asian="normal" style:font-weight-asian="normal" style:font-style-complex="normal" style:font-weight-complex="normal" fo:hyphenate="false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line-through-type="none" style:font-name="Calibri" fo:font-size="26pt" fo:letter-spacing="normal" fo:font-style="normal" style:text-underline-style="none" fo:font-weight="bold" style:font-size-asian="26pt" style:font-style-asian="normal" style:font-weight-asian="bold" style:font-name-complex="Lato Black" style:font-size-complex="2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Calibri" fo:font-size="16pt" fo:letter-spacing="normal" fo:font-style="normal" style:text-underline-style="none" fo:font-weight="bold" style:font-size-asian="16pt" style:font-style-asian="normal" style:font-weight-asian="bold" style:font-name-complex="Lato3" style:font-size-complex="16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Calibri" fo:font-size="10pt" fo:letter-spacing="normal" fo:font-style="normal" style:text-underline-style="none" fo:font-weight="normal" style:font-size-asian="10pt" style:font-style-asian="normal" style:font-weight-asian="normal" style:font-name-complex="Lato3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Calibri" fo:font-size="10pt" fo:letter-spacing="normal" fo:font-style="normal" style:text-underline-style="none" fo:font-weight="bold" style:font-size-asian="10pt" style:font-style-asian="normal" style:font-weight-asian="bold" style:font-name-complex="Lato3" style:font-size-complex="10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Calibri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Calibri" fo:font-size="9pt" fo:letter-spacing="normal" fo:font-style="normal" style:text-underline-style="none" fo:font-weight="normal" style:font-size-asian="9pt" style:font-style-asian="normal" style:font-weight-asian="normal" style:font-name-complex="Lato3" style:font-size-complex="9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alibri" fo:font-size="10pt" fo:letter-spacing="normal" fo:font-style="italic" style:text-underline-style="none" fo:font-weight="bold" style:font-size-asian="10pt" style:font-style-asian="italic" style:font-weight-asian="bold" style:font-name-complex="Lato3" style:font-size-complex="10pt" style:font-style-complex="italic" style:font-weight-complex="bold"/>
    </style:style>
    <style:style style:name="T8" style:family="text">
      <style:text-properties fo:color="#000000" style:text-line-through-style="none" style:text-line-through-type="none" style:font-name="Calibri" fo:font-size="14pt" fo:letter-spacing="normal" fo:font-style="normal" style:text-underline-style="none" fo:font-weight="bold" style:font-size-asian="14pt" style:font-style-asian="normal" style:font-weight-asian="bold" style:font-name-complex="Lato3" style:font-size-complex="14pt" style:font-style-complex="normal" style:font-weight-complex="bold"/>
    </style:style>
    <style:style style:name="T9" style:family="text">
      <style:text-properties fo:color="#000000" style:text-line-through-style="none" style:text-line-through-type="none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3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44" draw:style-name="gr1" draw:text-style-name="P2" draw:layer="layout" svg:width="19.218cm" svg:height="1.83cm" svg:x="0.847cm" svg:y="1cm">
          <text:p text:style-name="P1"><text:span text:style-name="T1">Jamel Bailleul</text:span></text:p>
          <draw:enhanced-geometry svg:viewBox="0 0 21600 21600" draw:type="rectangle" draw:enhanced-path="M 0 0 L 21600 0 21600 21600 0 21600 0 0 Z N"/>
        </draw:custom-shape>
        <draw:custom-shape draw:name="TextBox 104" draw:style-name="gr2" draw:text-style-name="P4" draw:layer="layout" svg:width="2.14cm" svg:height="0.927cm" svg:x="1.46cm" svg:y="4.473cm">
          <text:p text:style-name="P3"><text:span text:style-name="T2">PROFIL</text:span></text:p>
          <draw:enhanced-geometry svg:viewBox="0 0 21600 21600" draw:type="rectangle" draw:enhanced-path="M 0 0 L 21600 0 21600 21600 0 21600 0 0 Z N"/>
        </draw:custom-shape>
        <draw:custom-shape draw:name="TextBox 105" draw:style-name="gr3" draw:text-style-name="P4" draw:layer="layout" svg:width="7.588cm" svg:height="1.52cm" svg:x="1.412cm" svg:y="5.611cm">
          <text:p text:style-name="P5"><text:span text:style-name="T3">Sérieux Ponctuel et Calme, je m’intéresse au système informatique et au domaine du numérique.</text:span></text:p>
          <draw:enhanced-geometry svg:viewBox="0 0 21600 21600" draw:type="rectangle" draw:enhanced-path="M 0 0 L 21600 0 21600 21600 0 21600 0 0 Z N"/>
        </draw:custom-shape>
        <draw:custom-shape draw:name="TextBox 84" draw:style-name="gr2" draw:text-style-name="P4" draw:layer="layout" svg:width="3.347cm" svg:height="0.927cm" svg:x="10.961cm" svg:y="13.03cm">
          <text:p text:style-name="P6"><text:span text:style-name="T2">EXPERIENCE</text:span></text:p>
          <draw:enhanced-geometry svg:viewBox="0 0 21600 21600" draw:type="rectangle" draw:enhanced-path="M 0 0 L 21600 0 21600 21600 0 21600 0 0 Z N"/>
        </draw:custom-shape>
        <draw:custom-shape draw:name="TextBox 89" draw:style-name="gr3" draw:text-style-name="P4" draw:layer="layout" svg:width="2.946cm" svg:height="0.674cm" svg:x="11.045cm" svg:y="13.963cm">
          <text:p text:style-name="P7"><text:span text:style-name="T3">2016 - 2020</text:span></text:p>
          <draw:enhanced-geometry svg:viewBox="0 0 21600 21600" draw:type="rectangle" draw:enhanced-path="M 0 0 L 21600 0 21600 21600 0 21600 0 0 Z N"/>
        </draw:custom-shape>
        <draw:custom-shape draw:name="TextBox 90" draw:style-name="gr3" draw:text-style-name="P4" draw:layer="layout" svg:width="5.898cm" svg:height="1.52cm" svg:x="13.723cm" svg:y="13.963cm">
          <text:p text:style-name="P7"><text:span text:style-name="T4">SECRE Energie</text:span></text:p>
          <text:p text:style-name="P7"><text:span text:style-name="T5">Stage dans une entreprise d'électricité.</text:span></text:p>
          <draw:enhanced-geometry svg:viewBox="0 0 21600 21600" draw:type="rectangle" draw:enhanced-path="M 0 0 L 21600 0 21600 21600 0 21600 0 0 Z N"/>
        </draw:custom-shape>
        <draw:custom-shape draw:name="Oval 91" draw:style-name="gr4" draw:text-style-name="P8" draw:layer="layout" svg:width="2.423cm" svg:height="2.423cm" svg:x="11.094cm" svg:y="14.713cm">
          <text:p text:style-name="P6"><text:span text:style-name="T6">LO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12" draw:style-name="gr2" draw:text-style-name="P4" draw:layer="layout" svg:width="2.695cm" svg:height="0.927cm" svg:x="11.064cm" svg:y="4.211cm">
          <text:p text:style-name="P7"><text:span text:style-name="T2">CONTACT</text:span></text:p>
          <draw:enhanced-geometry svg:viewBox="0 0 21600 21600" draw:type="rectangle" draw:enhanced-path="M 0 0 L 21600 0 21600 21600 0 21600 0 0 Z N"/>
        </draw:custom-shape>
        <draw:custom-shape draw:name="TextBox 113" draw:style-name="gr3" draw:text-style-name="P4" draw:layer="layout" svg:width="8.039cm" svg:height="1.52cm" svg:x="11.045cm" svg:y="5.145cm">
          <text:p text:style-name="P7"><text:span text:style-name="T3">Mobile : 06 03 77 53 29</text:span></text:p>
          <text:p text:style-name="P7"><text:span text:style-name="T3">Adresse : 12 rue de la Réussite 75012 Paris</text:span></text:p>
          <text:p text:style-name="P7"><text:span text:style-name="T3">Mail : jamel.baiolleul@outlook.fr</text:span></text:p>
          <draw:enhanced-geometry svg:viewBox="0 0 21600 21600" draw:type="rectangle" draw:enhanced-path="M 0 0 L 21600 0 21600 21600 0 21600 0 0 Z N"/>
        </draw:custom-shape>
        <draw:custom-shape draw:name="TextBox 106" draw:style-name="gr2" draw:text-style-name="P4" draw:layer="layout" svg:width="3.423cm" svg:height="0.927cm" svg:x="1.575cm" svg:y="9.4cm">
          <text:p text:style-name="P7"><text:span text:style-name="T2">FORMATION</text:span></text:p>
          <draw:enhanced-geometry svg:viewBox="0 0 21600 21600" draw:type="rectangle" draw:enhanced-path="M 0 0 L 21600 0 21600 21600 0 21600 0 0 Z N"/>
        </draw:custom-shape>
        <draw:custom-shape draw:name="TextBox 109" draw:style-name="gr3" draw:text-style-name="P9" draw:layer="layout" svg:width="6.96cm" svg:height="1.943cm" svg:x="1.44cm" svg:y="10.28cm">
          <text:p text:style-name="P7"><text:span text:style-name="T4">2016 -2020 Bac Professionnel Melec</text:span></text:p>
          <text:p text:style-name="P7"><text:span text:style-name="T3">(Métier de l'électricité et de ces environnements connectés)</text:span></text:p>
          <text:p text:style-name="P7"><text:span text:style-name="T3">Au Lycée Henri Darras</text:span></text:p>
          <draw:enhanced-geometry svg:viewBox="0 0 21600 21600" draw:type="rectangle" draw:enhanced-path="M 0 0 L 21600 0 21600 21600 0 21600 0 0 Z N"/>
        </draw:custom-shape>
        <draw:line draw:name="Straight Connector 429" draw:style-name="gr5" draw:text-style-name="P10" draw:layer="layout" svg:x1="0.827cm" svg:y1="4.57cm" svg:x2="0.8cm" svg:y2="26.6cm">
          <text:p/>
        </draw:line>
        <draw:custom-shape draw:name="TextBox 115" draw:style-name="gr2" draw:text-style-name="P4" draw:layer="layout" svg:width="4.003cm" svg:height="0.927cm" svg:x="1.397cm" svg:y="13cm">
          <text:p text:style-name="P7"><text:span text:style-name="T2">COMPETENCES</text:span></text:p>
          <draw:enhanced-geometry svg:viewBox="0 0 21600 21600" draw:type="rectangle" draw:enhanced-path="M 0 0 L 21600 0 21600 21600 0 21600 0 0 Z N"/>
        </draw:custom-shape>
        <draw:custom-shape draw:name="TextBox 116" draw:style-name="gr3" draw:text-style-name="P4" draw:layer="layout" svg:width="7.92cm" svg:height="0.674cm" svg:x="1.506cm" svg:y="13.989cm">
          <text:p text:style-name="P3"><text:span text:style-name="T7">Professionnelles</text:span></text:p>
          <draw:enhanced-geometry svg:viewBox="0 0 21600 21600" draw:type="rectangle" draw:enhanced-path="M 0 0 L 21600 0 21600 21600 0 21600 0 0 Z N"/>
        </draw:custom-shape>
        <draw:custom-shape draw:name="TextBox 121" draw:style-name="gr3" draw:text-style-name="P4" draw:layer="layout" svg:width="7.92cm" svg:height="0.674cm" svg:x="1.506cm" svg:y="18.803cm">
          <text:p text:style-name="P3"><text:span text:style-name="T7">Langues</text:span></text:p>
          <draw:enhanced-geometry svg:viewBox="0 0 21600 21600" draw:type="rectangle" draw:enhanced-path="M 0 0 L 21600 0 21600 21600 0 21600 0 0 Z N"/>
        </draw:custom-shape>
        <draw:custom-shape draw:name="TextBox 125" draw:style-name="gr3" draw:text-style-name="P11" draw:layer="layout" svg:width="7.92cm" svg:height="0.843cm" svg:x="1.4cm" svg:y="22.564cm">
          <text:p text:style-name="P7"><text:span text:style-name="T8">Hobbies | Passions</text:span></text:p>
          <draw:enhanced-geometry svg:viewBox="0 0 21600 21600" draw:type="rectangle" draw:enhanced-path="M 0 0 L 21600 0 21600 21600 0 21600 0 0 Z N"/>
        </draw:custom-shape>
        <draw:custom-shape draw:name="TextBox 117" draw:style-name="gr3" draw:text-style-name="P4" draw:layer="layout" svg:width="3.58cm" svg:height="0.674cm" svg:x="6.312cm" svg:y="14.861cm">
          <text:p text:style-name="P3"><text:span text:style-name="T3">Shell/COMDOS</text:span></text:p>
          <draw:enhanced-geometry svg:viewBox="0 0 21600 21600" draw:type="rectangle" draw:enhanced-path="M 0 0 L 21600 0 21600 21600 0 21600 0 0 Z N"/>
        </draw:custom-shape>
        <draw:custom-shape draw:name="TextBox 118" draw:style-name="gr3" draw:text-style-name="P4" draw:layer="layout" svg:width="3.58cm" svg:height="0.674cm" svg:x="6.284cm" svg:y="15.831cm">
          <text:p text:style-name="P3"><text:span text:style-name="T3">C++</text:span></text:p>
          <draw:enhanced-geometry svg:viewBox="0 0 21600 21600" draw:type="rectangle" draw:enhanced-path="M 0 0 L 21600 0 21600 21600 0 21600 0 0 Z N"/>
        </draw:custom-shape>
        <draw:custom-shape draw:name="TextBox 119" draw:style-name="gr3" draw:text-style-name="P4" draw:layer="layout" svg:width="3.1cm" svg:height="0.674cm" svg:x="6.738cm" svg:y="16.687cm">
          <text:p text:style-name="P3"><text:span text:style-name="T3">HTML/CSS/JS</text:span></text:p>
          <draw:enhanced-geometry svg:viewBox="0 0 21600 21600" draw:type="rectangle" draw:enhanced-path="M 0 0 L 21600 0 21600 21600 0 21600 0 0 Z N"/>
        </draw:custom-shape>
        <draw:custom-shape draw:name="TextBox 120" draw:style-name="gr3" draw:text-style-name="P4" draw:layer="layout" svg:width="3.1cm" svg:height="0.674cm" svg:x="6.629cm" svg:y="17.637cm">
          <text:p text:style-name="P3"><text:span text:style-name="T3">Java</text:span></text:p>
          <draw:enhanced-geometry svg:viewBox="0 0 21600 21600" draw:type="rectangle" draw:enhanced-path="M 0 0 L 21600 0 21600 21600 0 21600 0 0 Z N"/>
        </draw:custom-shape>
        <draw:custom-shape draw:name="TextBox 122" draw:style-name="gr3" draw:text-style-name="P4" draw:layer="layout" svg:width="3.1cm" svg:height="0.674cm" svg:x="6.312cm" svg:y="19.675cm">
          <text:p text:style-name="P3"><text:span text:style-name="T3">Anglais</text:span></text:p>
          <draw:enhanced-geometry svg:viewBox="0 0 21600 21600" draw:type="rectangle" draw:enhanced-path="M 0 0 L 21600 0 21600 21600 0 21600 0 0 Z N"/>
        </draw:custom-shape>
        <draw:custom-shape draw:name="TextBox 123" draw:style-name="gr3" draw:text-style-name="P4" draw:layer="layout" svg:width="3.1cm" svg:height="0.674cm" svg:x="6.312cm" svg:y="20.587cm">
          <text:p text:style-name="P3"><text:span text:style-name="T3">Espagnol</text:span></text:p>
          <draw:enhanced-geometry svg:viewBox="0 0 21600 21600" draw:type="rectangle" draw:enhanced-path="M 0 0 L 21600 0 21600 21600 0 21600 0 0 Z N"/>
        </draw:custom-shape>
        <draw:custom-shape draw:name="TextBox 126" draw:style-name="gr3" draw:text-style-name="P4" draw:layer="layout" svg:width="3.1cm" svg:height="0.674cm" svg:x="6.312cm" svg:y="23.392cm">
          <text:p text:style-name="P3"><text:span text:style-name="T3">Jeux Vidéo</text:span></text:p>
          <draw:enhanced-geometry svg:viewBox="0 0 21600 21600" draw:type="rectangle" draw:enhanced-path="M 0 0 L 21600 0 21600 21600 0 21600 0 0 Z N"/>
        </draw:custom-shape>
        <draw:custom-shape draw:name="TextBox 127" draw:style-name="gr3" draw:text-style-name="P4" draw:layer="layout" svg:width="3.1cm" svg:height="0.674cm" svg:x="6.312cm" svg:y="24.305cm">
          <text:p text:style-name="P3"><text:span text:style-name="T3">Dessin</text:span></text:p>
          <draw:enhanced-geometry svg:viewBox="0 0 21600 21600" draw:type="rectangle" draw:enhanced-path="M 0 0 L 21600 0 21600 21600 0 21600 0 0 Z N"/>
        </draw:custom-shape>
        <draw:custom-shape draw:name="TextBox 128" draw:style-name="gr3" draw:text-style-name="P4" draw:layer="layout" svg:width="3.1cm" svg:height="0.674cm" svg:x="6.285cm" svg:y="25.2cm">
          <text:p text:style-name="P3"><text:span text:style-name="T3">Musique</text:span></text:p>
          <draw:enhanced-geometry svg:viewBox="0 0 21600 21600" draw:type="rectangle" draw:enhanced-path="M 0 0 L 21600 0 21600 21600 0 21600 0 0 Z N"/>
        </draw:custom-shape>
        <draw:custom-shape draw:name="Rectangle 431" draw:style-name="gr6" draw:text-style-name="P4" draw:layer="layout" svg:width="4.032cm" svg:height="0.424cm" svg:x="2.342cm" svg:y="15.073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432" draw:style-name="gr7" draw:text-style-name="P12" draw:layer="layout" svg:width="2.374cm" svg:height="0.424cm" svg:x="4cm" svg:y="15.073cm">
          <text:p/>
          <draw:enhanced-geometry svg:viewBox="0 0 21600 21600" draw:mirror-horizontal="true" draw:type="rectangle" draw:enhanced-path="M 0 0 L 21600 0 21600 21600 0 21600 0 0 Z N"/>
        </draw:custom-shape>
        <draw:custom-shape draw:name="Oval 4" draw:style-name="gr8" draw:text-style-name="P13" draw:layer="layout" svg:width="0.747cm" svg:height="0.747cm" svg:x="0.453cm" svg:y="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3" draw:style-name="gr9" draw:text-style-name="P13" draw:layer="layout" svg:width="0.747cm" svg:height="0.747cm" svg:x="0.453cm" svg:y="9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5" draw:style-name="gr8" draw:text-style-name="P13" draw:layer="layout" svg:width="0.747cm" svg:height="0.747cm" svg:x="0.453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09" draw:style-name="gr10" draw:text-style-name="P14" draw:layer="layout" svg:width="6.96cm" svg:height="1.943cm" svg:x="8.64cm" svg:y="10.2cm">
          <text:p text:style-name="P7"><text:span text:style-name="T4">2020 BTS SNIR</text:span></text:p>
          <text:p text:style-name="P7"><text:span text:style-name="T3">(BTS Système Numérique Option Informatique et Réseaux)</text:span></text:p>
          <text:p text:style-name="P7"><text:span text:style-name="T3">Actuellement en BTS</text:span></text:p>
          <draw:enhanced-geometry svg:viewBox="0 0 21600 21600" draw:type="rectangle" draw:enhanced-path="M 0 0 L 21600 0 21600 21600 0 21600 0 0 Z N"/>
        </draw:custom-shape>
        <draw:custom-shape draw:name="Rectangle 431" draw:style-name="gr6" draw:text-style-name="P4" draw:layer="layout" svg:width="4.032cm" svg:height="0.424cm" svg:x="2.342cm" svg:y="15.973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432" draw:style-name="gr11" draw:text-style-name="P12" draw:layer="layout" svg:width="2.174cm" svg:height="0.424cm" svg:x="4.2cm" svg:y="15.973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431" draw:style-name="gr6" draw:text-style-name="P4" draw:layer="layout" svg:width="4.032cm" svg:height="0.424cm" svg:x="2.342cm" svg:y="16.873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432" draw:style-name="gr12" draw:text-style-name="P12" draw:layer="layout" svg:width="1.974cm" svg:height="0.424cm" svg:x="4.4cm" svg:y="16.873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431" draw:style-name="gr6" draw:text-style-name="P4" draw:layer="layout" svg:width="4.032cm" svg:height="0.424cm" svg:x="2.342cm" svg:y="17.773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432" draw:style-name="gr13" draw:text-style-name="P12" draw:layer="layout" svg:width="0.374cm" svg:height="0.424cm" svg:x="6cm" svg:y="17.773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431" draw:style-name="gr6" draw:text-style-name="P4" draw:layer="layout" svg:width="4.032cm" svg:height="0.424cm" svg:x="2.342cm" svg:y="19.773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432" draw:style-name="gr14" draw:text-style-name="P12" draw:layer="layout" svg:width="1.574cm" svg:height="0.424cm" svg:x="4.8cm" svg:y="19.773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431" draw:style-name="gr6" draw:text-style-name="P4" draw:layer="layout" svg:width="4.032cm" svg:height="0.424cm" svg:x="2.342cm" svg:y="20.773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432" draw:style-name="gr13" draw:text-style-name="P12" draw:layer="layout" svg:width="0.374cm" svg:height="0.424cm" svg:x="6cm" svg:y="20.773cm">
          <text:p/>
          <draw:enhanced-geometry svg:viewBox="0 0 21600 21600" draw:mirror-horizontal="true" draw:type="rectangle" draw:enhanced-path="M 0 0 L 21600 0 21600 21600 0 21600 0 0 Z N"/>
        </draw:custom-shape>
        <draw:custom-shape draw:name="TextBox 84" draw:style-name="gr15" draw:text-style-name="P15" draw:layer="layout" svg:width="5.159cm" svg:height="0.927cm" svg:x="11.239cm" svg:y="17.873cm">
          <text:p text:style-name="P6"><text:span text:style-name="T2">Moyen de transport</text:span></text:p>
          <draw:enhanced-geometry svg:viewBox="0 0 21600 21600" draw:type="rectangle" draw:enhanced-path="M 0 0 L 21600 0 21600 21600 0 21600 0 0 Z N"/>
        </draw:custom-shape>
        <draw:custom-shape draw:name="TextBox 90" draw:style-name="gr16" draw:text-style-name="P16" draw:layer="layout" svg:width="5.898cm" svg:height="0.674cm" svg:x="11.2cm" svg:y="19.4cm">
          <text:p text:style-name="P7"><text:span text:style-name="T5">BUS | Train</text:span></text:p>
          <draw:enhanced-geometry svg:viewBox="0 0 21600 21600" draw:type="rectangle" draw:enhanced-path="M 0 0 L 21600 0 21600 21600 0 21600 0 0 Z N"/>
        </draw:custom-shape>
        <draw:custom-shape draw:name="Oval 85" draw:style-name="gr8" draw:text-style-name="P13" draw:layer="layout" svg:width="0.747cm" svg:height="0.747cm" svg:x="0.399cm" svg:y="22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7" draw:text-style-name="P17" draw:layer="layout" svg:width="21.008cm" svg:height="1cm" svg:x="0.02cm" svg:y="0cm">
          <text:p/>
        </draw:rect>
        <draw:rect draw:style-name="gr17" draw:text-style-name="P17" draw:layer="layout" svg:width="21.008cm" svg:height="0.7cm" svg:x="0cm" svg:y="29cm">
          <text:p/>
        </draw:rect>
        <presentation:notes draw:style-name="dp2">
          <draw:page-thumbnail draw:name="Slide Image Placeholder 1" draw:style-name="gr18" draw:layer="layout" svg:width="6.067cm" svg:height="8.572cm" svg:x="6.491cm" svg:y="3.175cm" draw:page-number="1" presentation:class="page"/>
          <draw:frame draw:name="Notes Placeholder 2" presentation:style-name="pr1" draw:text-style-name="P18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alibri Light1" svg:font-family="'Calibri Light'"/>
    <style:font-face style:name="Lato1" svg:font-family="Lato"/>
    <style:font-face style:name="Lato3" svg:font-family="Lato" style:font-family-generic="swiss"/>
    <style:font-face style:name="Lato Black" svg:font-family="'Lato Black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Lato" svg:font-family="Lato" style:font-pitch="variable"/>
    <style:font-face style:name="Liberation Sans1" svg:font-family="'Liberation Sans'" style:font-pitch="variable"/>
    <style:font-face style:name="Lucida Sans2" svg:font-family="'Lucida Sans'" style:font-pitch="variable"/>
    <style:font-face style:name="Lucida Sans Unicode1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ato2" svg:font-family="Lato" style:font-family-generic="swiss" style:font-pitch="variable"/>
    <style:font-face style:name="Lato Black1" svg:font-family="'Lato Black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2="1" draw:dots2-length="0.237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font-name="Calibri" fo:font-family="Calibri" fo:font-size="23.2000007629395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3.2000007629395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3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font-name="Calibri" fo:font-family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8cm" fo:page-height="29.691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33ccc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4.958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9.596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solid" draw:fill-color="#33cccc"/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 Light1" fo:font-size="49.7000007629395pt" fo:letter-spacing="normal" fo:font-style="normal" style:text-underline-style="none" fo:font-weight="normal" style:font-size-asian="49.7000007629395pt" style:font-style-asian="normal" style:font-weight-asian="normal" style:font-size-complex="49.7000007629395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le 1" presentation:style-name="Mpr1" draw:text-style-name="MP6" draw:layer="backgroundobjects" svg:width="17.856cm" svg:height="10.336cm" svg:x="1.576cm" svg:y="4.859cm" presentation:class="title" presentation:user-transformed="true">
        <draw:text-box>
          <text:p text:style-name="MP5"><text:span text:style-name="MT2">Cliquez pour éditer le format du texte-titreClick to edit Master title style</text:span></text:p>
        </draw:text-box>
      </draw:frame>
      <draw:frame draw:name="Date Placeholder 3" presentation:style-name="Mpr2" draw:text-style-name="MP8" draw:layer="backgroundobjects" svg:width="4.726cm" svg:height="1.58cm" svg:x="1.444cm" svg:y="27.519cm" presentation:class="date-time" presentation:user-transformed="true">
        <draw:text-box>
          <text:p text:style-name="MP7"><text:span text:style-name="MT3"><text:date style:data-style-name="D1" text:date-value="2021-02-22">22/02/2021</text:date></text:span></text:p>
        </draw:text-box>
      </draw:frame>
      <draw:frame draw:name="Footer Placeholder 4" presentation:style-name="Mpr2" draw:text-style-name="MP9" draw:layer="backgroundobjects" svg:width="7.089cm" svg:height="1.58cm" svg:x="6.959cm" svg:y="27.519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4.726cm" svg:height="1.58cm" svg:x="14.837cm" svg:y="27.519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custom-shape draw:name="Rectangle 6" draw:style-name="Mgr3" draw:text-style-name="MP11" draw:layer="backgroundobjects" svg:width="20.974cm" svg:height="0.317cm" svg:x="0.033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3" draw:text-style-name="MP11" draw:layer="backgroundobjects" svg:width="20.974cm" svg:height="0.317cm" svg:x="0.033cm" svg:y="29.373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18.906cm" svg:height="17.22cm" svg:x="1.05cm" svg:y="6.94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2-22T17:09:34.552000000</dc:date>
    <meta:generator>LibreOffice/6.4.7.2$Windows_X86_64 LibreOffice_project/639b8ac485750d5696d7590a72ef1b496725cfb5</meta:generator>
    <meta:editing-duration>PT5M25S</meta:editing-duration>
    <meta:editing-cycles>1</meta:editing-cycles>
    <meta:document-statistic meta:object-count="72"/>
  </office:meta>
</office:document-meta>
</file>